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2" style:family="paragraph" style:parent-style-name="Text_20_body" style:list-style-name="L1">
      <style:paragraph-properties fo:line-height="114%"/>
    </style:style>
    <style:style style:name="P3" style:family="paragraph" style:parent-style-name="Text_20_body">
      <style:paragraph-properties fo:line-height="114%"/>
    </style:style>
    <style:style style:name="P4" style:family="paragraph" style:parent-style-name="Horizontal_20_Line">
      <style:paragraph-properties fo:margin-top="0cm" fo:margin-bottom="0.247cm" style:contextual-spacing="false" fo:line-height="114%"/>
    </style:style>
    <style:style style:name="P5" style:family="paragraph" style:parent-style-name="Heading_20_1">
      <style:paragraph-properties fo:margin-top="0cm" fo:margin-bottom="0.247cm" style:contextual-spacing="false" fo:line-height="114%"/>
    </style:style>
    <style:style style:name="P6" style:family="paragraph" style:parent-style-name="Text_20_body" style:list-style-name="L2">
      <style:paragraph-properties fo:line-height="114%"/>
    </style:style>
    <style:style style:name="P7" style:family="paragraph" style:parent-style-name="Text_20_body" style:list-style-name="L3">
      <style:paragraph-properties fo:line-height="114%"/>
    </style:style>
    <style:style style:name="P8" style:family="paragraph" style:parent-style-name="Text_20_body" style:list-style-name="L4">
      <style:paragraph-properties fo:line-height="114%"/>
    </style:style>
    <style:style style:name="P9" style:family="paragraph" style:parent-style-name="Text_20_body" style:list-style-name="L5">
      <style:paragraph-properties fo:line-height="114%"/>
    </style:style>
    <style:style style:name="P10" style:family="paragraph" style:parent-style-name="Text_20_body" style:list-style-name="L6">
      <style:paragraph-properties fo:line-height="114%"/>
    </style:style>
    <style:style style:name="P11" style:family="paragraph" style:parent-style-name="Text_20_body" style:list-style-name="L7">
      <style:paragraph-properties fo:line-height="114%"/>
    </style:style>
    <style:style style:name="P12" style:family="paragraph" style:parent-style-name="Text_20_body" style:list-style-name="L8">
      <style:paragraph-properties fo:line-height="114%"/>
    </style:style>
    <style:style style:name="P13" style:family="paragraph" style:parent-style-name="Text_20_body" style:list-style-name="L9">
      <style:paragraph-properties fo:line-height="114%"/>
    </style:style>
    <style:style style:name="P14" style:family="paragraph" style:parent-style-name="Text_20_body" style:list-style-name="L10">
      <style:paragraph-properties fo:line-height="114%"/>
    </style:style>
    <style:style style:name="P15" style:family="paragraph" style:parent-style-name="Text_20_body" style:list-style-name="L11">
      <style:paragraph-properties fo:line-height="114%"/>
    </style:style>
    <style:style style:name="P16" style:family="paragraph" style:parent-style-name="Text_20_body" style:list-style-name="L12">
      <style:paragraph-properties fo:line-height="114%"/>
    </style:style>
    <style:style style:name="P17" style:family="paragraph" style:parent-style-name="Text_20_body" style:list-style-name="L13">
      <style:paragraph-properties fo:line-height="114%"/>
    </style:style>
    <style:style style:name="P18" style:family="paragraph" style:parent-style-name="Text_20_body" style:list-style-name="L14">
      <style:paragraph-properties fo:line-height="114%"/>
    </style:style>
    <style:style style:name="P19" style:family="paragraph" style:parent-style-name="Text_20_body" style:list-style-name="L15">
      <style:paragraph-properties fo:line-height="114%"/>
    </style:style>
    <style:style style:name="P20" style:family="paragraph" style:parent-style-name="Text_20_body" style:list-style-name="L16">
      <style:paragraph-properties fo:line-height="114%"/>
    </style:style>
    <style:style style:name="P21" style:family="paragraph" style:parent-style-name="Text_20_body" style:list-style-name="L17">
      <style:paragraph-properties fo:line-height="114%"/>
    </style:style>
    <style:style style:name="P22" style:family="paragraph" style:parent-style-name="Text_20_body" style:list-style-name="L18">
      <style:paragraph-properties fo:line-height="114%"/>
    </style:style>
    <style:style style:name="P23" style:family="paragraph" style:parent-style-name="Text_20_body" style:list-style-name="L19">
      <style:paragraph-properties fo:line-height="114%"/>
    </style:style>
    <style:style style:name="P24" style:family="paragraph" style:parent-style-name="Text_20_body" style:list-style-name="L20">
      <style:paragraph-properties fo:line-height="114%"/>
    </style:style>
    <style:style style:name="P25" style:family="paragraph" style:parent-style-name="Text_20_body" style:list-style-name="L21">
      <style:paragraph-properties fo:line-height="114%"/>
    </style:style>
    <style:style style:name="P26" style:family="paragraph" style:parent-style-name="Text_20_body" style:list-style-name="L22">
      <style:paragraph-properties fo:line-height="114%"/>
    </style:style>
    <style:style style:name="P27" style:family="paragraph" style:parent-style-name="Text_20_body" style:list-style-name="L23">
      <style:paragraph-properties fo:line-height="114%"/>
    </style:style>
    <style:style style:name="P28" style:family="paragraph" style:parent-style-name="Text_20_body" style:list-style-name="L24">
      <style:paragraph-properties fo:line-height="114%"/>
    </style:style>
    <style:style style:name="P29" style:family="paragraph" style:parent-style-name="Text_20_body" style:list-style-name="L25">
      <style:paragraph-properties fo:line-height="114%"/>
    </style:style>
    <style:style style:name="P30" style:family="paragraph" style:parent-style-name="Text_20_body" style:list-style-name="L26">
      <style:paragraph-properties fo:line-height="114%"/>
    </style:style>
    <style:style style:name="P31" style:family="paragraph" style:parent-style-name="Text_20_body" style:list-style-name="L27">
      <style:paragraph-properties fo:line-height="114%"/>
    </style:style>
    <style:style style:name="P32" style:family="paragraph" style:parent-style-name="Text_20_body" style:list-style-name="L28">
      <style:paragraph-properties fo:line-height="114%"/>
    </style:style>
    <style:style style:name="P33" style:family="paragraph" style:parent-style-name="Text_20_body" style:list-style-name="L29">
      <style:paragraph-properties fo:line-height="114%"/>
    </style:style>
    <style:style style:name="P34" style:family="paragraph" style:parent-style-name="Text_20_body" style:list-style-name="L30">
      <style:paragraph-properties fo:line-height="114%"/>
    </style:style>
    <style:style style:name="P35" style:family="paragraph" style:parent-style-name="Text_20_body" style:list-style-name="L31">
      <style:paragraph-properties fo:line-height="114%"/>
    </style:style>
    <style:style style:name="P36" style:family="paragraph" style:parent-style-name="Text_20_body" style:list-style-name="L32">
      <style:paragraph-properties fo:line-height="114%"/>
    </style:style>
    <style:style style:name="P37" style:family="paragraph" style:parent-style-name="Text_20_body" style:list-style-name="L33">
      <style:paragraph-properties fo:line-height="114%"/>
    </style:style>
    <style:style style:name="P38" style:family="paragraph" style:parent-style-name="Text_20_body" style:list-style-name="L34">
      <style:paragraph-properties fo:line-height="114%"/>
    </style:style>
    <style:style style:name="P39" style:family="paragraph" style:parent-style-name="Text_20_body" style:list-style-name="L35">
      <style:paragraph-properties fo:line-height="114%"/>
    </style:style>
    <style:style style:name="P40" style:family="paragraph" style:parent-style-name="Text_20_body" style:list-style-name="L36">
      <style:paragraph-properties fo:line-height="114%"/>
    </style:style>
    <style:style style:name="P41" style:family="paragraph" style:parent-style-name="Text_20_body" style:list-style-name="L37">
      <style:paragraph-properties fo:line-height="114%"/>
    </style:style>
    <style:style style:name="P42" style:family="paragraph" style:parent-style-name="Text_20_body" style:list-style-name="L38">
      <style:paragraph-properties fo:line-height="114%"/>
    </style:style>
    <style:style style:name="P43" style:family="paragraph" style:parent-style-name="Text_20_body" style:list-style-name="L39">
      <style:paragraph-properties fo:line-height="114%"/>
    </style:style>
    <style:style style:name="P44" style:family="paragraph" style:parent-style-name="Text_20_body" style:list-style-name="L40">
      <style:paragraph-properties fo:line-height="114%"/>
    </style:style>
    <style:style style:name="P45" style:family="paragraph" style:parent-style-name="Text_20_body" style:list-style-name="L41">
      <style:paragraph-properties fo:line-height="114%"/>
    </style:style>
    <style:style style:name="P46" style:family="paragraph" style:parent-style-name="Text_20_body" style:list-style-name="L42">
      <style:paragraph-properties fo:line-height="114%"/>
    </style:style>
    <style:style style:name="P47" style:family="paragraph" style:parent-style-name="Text_20_body" style:list-style-name="L43">
      <style:paragraph-properties fo:line-height="114%"/>
    </style:style>
    <style:style style:name="P48" style:family="paragraph" style:parent-style-name="Text_20_body" style:list-style-name="L44">
      <style:paragraph-properties fo:line-height="114%"/>
    </style:style>
    <style:style style:name="P49" style:family="paragraph" style:parent-style-name="Text_20_body" style:list-style-name="L45">
      <style:paragraph-properties fo:line-height="114%"/>
    </style:style>
    <style:style style:name="P50" style:family="paragraph" style:parent-style-name="Text_20_body" style:list-style-name="L46">
      <style:paragraph-properties fo:line-height="114%"/>
    </style:style>
    <style:style style:name="P51" style:family="paragraph" style:parent-style-name="Text_20_body" style:list-style-name="L47">
      <style:paragraph-properties fo:line-height="114%"/>
    </style:style>
    <style:style style:name="P52" style:family="paragraph" style:parent-style-name="Text_20_body" style:list-style-name="L48">
      <style:paragraph-properties fo:line-height="114%"/>
    </style:style>
    <style:style style:name="P53" style:family="paragraph" style:parent-style-name="Text_20_body" style:list-style-name="L49">
      <style:paragraph-properties fo:line-height="114%"/>
    </style:style>
    <style:style style:name="P54" style:family="paragraph" style:parent-style-name="Text_20_body" style:list-style-name="L50">
      <style:paragraph-properties fo:line-height="114%"/>
    </style:style>
    <style:style style:name="P55" style:family="paragraph" style:parent-style-name="Text_20_body" style:list-style-name="L51">
      <style:paragraph-properties fo:line-height="114%"/>
    </style:style>
    <style:style style:name="P56" style:family="paragraph" style:parent-style-name="Text_20_body" style:list-style-name="L52">
      <style:paragraph-properties fo:line-height="114%"/>
    </style:style>
    <style:style style:name="P57" style:family="paragraph" style:parent-style-name="Text_20_body" style:list-style-name="L53">
      <style:paragraph-properties fo:line-height="114%"/>
    </style:style>
    <style:style style:name="P58" style:family="paragraph" style:parent-style-name="Text_20_body" style:list-style-name="L54">
      <style:paragraph-properties fo:line-height="114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 text:start-value="6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ici la méthode que j’utilise à chaque fois :</text:p>
      <text:list text:style-name="L1">
        <text:list-item>
          <text:p text:style-name="P2">il faut assez de <text:span text:style-name="Strong_20_Emphasis">bits de sous-réseau</text:span> pour le nombre de réseaux logiques demandé ;</text:p>
        </text:list-item>
        <text:list-item>
          <text:p text:style-name="P2">il faut assez de <text:span text:style-name="Strong_20_Emphasis">bits d’hôtes</text:span> pour le nombre d’hôtes demandé ;</text:p>
        </text:list-item>
        <text:list-item>
          <text:p text:style-name="P2">on choisit le plus petit nombre de bits d’hôtes tel que<text:line-break/>(2^h - 2 \ge \text{nb hôtes})</text:p>
        </text:list-item>
        <text:list-item>
          <text:p text:style-name="P2">alors le <text:span text:style-name="Strong_20_Emphasis">nouveau préfixe</text:span> vaut :<text:line-break/><text:span text:style-name="Strong_20_Emphasis">/ (32 - h)</text:span></text:p>
        </text:list-item>
      </text:list>
      <text:p text:style-name="P3">Ensuite on vérifie que, depuis le réseau de départ, on peut bien créer assez de sous-réseaux.</text:p>
      <text:p text:style-name="P4"/>
      <text:h text:style-name="P5" text:outline-level="1">a) 220.100.80.0/24 avec 4 réseaux logiques et 10 hôtes/réseau</text:h>
      <text:p text:style-name="P3">Pour 10 hôtes :</text:p>
      <text:list text:style-name="L2">
        <text:list-item>
          <text:p text:style-name="P6">(2^4 - 2 = 14) donc il faut <text:span text:style-name="Strong_20_Emphasis">4 bits hôtes</text:span></text:p>
        </text:list-item>
        <text:list-item>
          <text:p text:style-name="P6">préfixe final : <text:span text:style-name="Strong_20_Emphasis">/28</text:span></text:p>
        </text:list-item>
      </text:list>
      <text:p text:style-name="P3">Depuis /24 vers /28 :</text:p>
      <text:list text:style-name="L3">
        <text:list-item>
          <text:p text:style-name="P7">bits empruntés pour les sous-réseaux : (28 - 24 = 4)</text:p>
        </text:list-item>
        <text:list-item>
          <text:p text:style-name="P7">nombre de sous-réseaux possibles : (2^4 = 16) donc <text:span text:style-name="Strong_20_Emphasis">possible</text:span></text:p>
        </text:list-item>
      </text:list>
      <text:p text:style-name="P3">Masque :</text:p>
      <text:list text:style-name="L4">
        <text:list-item>
          <text:p text:style-name="P8"><text:span text:style-name="Strong_20_Emphasis">CIDR : /28</text:span></text:p>
        </text:list-item>
        <text:list-item>
          <text:p text:style-name="P8"><text:span text:style-name="Strong_20_Emphasis">décimal : 255.255.255.240</text:span></text:p>
        </text:list-item>
      </text:list>
      <text:p text:style-name="P3">Incrément :</text:p>
      <text:list text:style-name="L5">
        <text:list-item>
          <text:p text:style-name="P9"><text:span text:style-name="Strong_20_Emphasis">16</text:span> dans le 4e octet</text:p>
        </text:list-item>
      </text:list>
      <text:p text:style-name="P3">Identificateurs de sous-réseau :</text:p>
      <text:list text:style-name="L6">
        <text:list-item>
          <text:p text:style-name="P10">220.100.80.0</text:p>
        </text:list-item>
        <text:list-item>
          <text:p text:style-name="P10">220.100.80.16</text:p>
        </text:list-item>
        <text:list-item>
          <text:p text:style-name="P10">220.100.80.32</text:p>
        </text:list-item>
        <text:list-item>
          <text:p text:style-name="P10">220.100.80.48</text:p>
        </text:list-item>
      </text:list>
      <text:p text:style-name="P3">Plages :</text:p>
      <text:list text:style-name="L7">
        <text:list-item>
          <text:p text:style-name="P11"><text:span text:style-name="Strong_20_Emphasis">220.100.80.0/28</text:span><text:line-break/>hôtes : <text:span text:style-name="Strong_20_Emphasis">220.100.80.1 à 220.100.80.14</text:span><text:line-break/>diffusion : <text:span text:style-name="Strong_20_Emphasis">220.100.80.15</text:span></text:p>
        </text:list-item>
        <text:list-item>
          <text:p text:style-name="P11"><text:soft-page-break/><text:span text:style-name="Strong_20_Emphasis">220.100.80.16/28</text:span><text:line-break/>hôtes : <text:span text:style-name="Strong_20_Emphasis">220.100.80.17 à 220.100.80.30</text:span><text:line-break/>diffusion : <text:span text:style-name="Strong_20_Emphasis">220.100.80.31</text:span></text:p>
        </text:list-item>
        <text:list-item>
          <text:p text:style-name="P11"><text:span text:style-name="Strong_20_Emphasis">220.100.80.32/28</text:span><text:line-break/>hôtes : <text:span text:style-name="Strong_20_Emphasis">220.100.80.33 à 220.100.80.46</text:span><text:line-break/>diffusion : <text:span text:style-name="Strong_20_Emphasis">220.100.80.47</text:span></text:p>
        </text:list-item>
        <text:list-item>
          <text:p text:style-name="P11"><text:span text:style-name="Strong_20_Emphasis">220.100.80.48/28</text:span><text:line-break/>hôtes : <text:span text:style-name="Strong_20_Emphasis">220.100.80.49 à 220.100.80.62</text:span><text:line-break/>diffusion : <text:span text:style-name="Strong_20_Emphasis">220.100.80.63</text:span></text:p>
        </text:list-item>
      </text:list>
      <text:p text:style-name="P4"/>
      <text:h text:style-name="P5" text:outline-level="1">b) 172.18.0.0/16 avec 10 réseaux logiques et 500 hôtes/réseau</text:h>
      <text:p text:style-name="P3">Pour 500 hôtes :</text:p>
      <text:list text:style-name="L8">
        <text:list-item>
          <text:p text:style-name="P12">(2^8 - 2 = 254) insuffisant</text:p>
        </text:list-item>
        <text:list-item>
          <text:p text:style-name="P12">(2^9 - 2 = 510) donc <text:span text:style-name="Strong_20_Emphasis">9 bits hôtes</text:span></text:p>
        </text:list-item>
        <text:list-item>
          <text:p text:style-name="P12">préfixe final : <text:span text:style-name="Strong_20_Emphasis">/23</text:span></text:p>
        </text:list-item>
      </text:list>
      <text:p text:style-name="P3">Depuis /16 vers /23 :</text:p>
      <text:list text:style-name="L9">
        <text:list-item>
          <text:p text:style-name="P13">bits empruntés : (23 - 16 = 7)</text:p>
        </text:list-item>
        <text:list-item>
          <text:p text:style-name="P13">sous-réseaux possibles : (2^7 = 128) donc <text:span text:style-name="Strong_20_Emphasis">possible</text:span></text:p>
        </text:list-item>
      </text:list>
      <text:p text:style-name="P3">Masque :</text:p>
      <text:list text:style-name="L10">
        <text:list-item>
          <text:p text:style-name="P14"><text:span text:style-name="Strong_20_Emphasis">CIDR : /23</text:span></text:p>
        </text:list-item>
        <text:list-item>
          <text:p text:style-name="P14"><text:span text:style-name="Strong_20_Emphasis">décimal : 255.255.254.0</text:span></text:p>
        </text:list-item>
      </text:list>
      <text:p text:style-name="P3">Incrément :</text:p>
      <text:list text:style-name="L11">
        <text:list-item>
          <text:p text:style-name="P15"><text:span text:style-name="Strong_20_Emphasis">2</text:span> dans le 3e octet</text:p>
        </text:list-item>
      </text:list>
      <text:p text:style-name="P3">10 premiers identificateurs :</text:p>
      <text:list text:style-name="L12">
        <text:list-item>
          <text:p text:style-name="P16">172.18.0.0</text:p>
        </text:list-item>
        <text:list-item>
          <text:p text:style-name="P16">172.18.2.0</text:p>
        </text:list-item>
        <text:list-item>
          <text:p text:style-name="P16">172.18.4.0</text:p>
        </text:list-item>
        <text:list-item>
          <text:p text:style-name="P16">172.18.6.0</text:p>
        </text:list-item>
        <text:list-item>
          <text:p text:style-name="P16">172.18.8.0</text:p>
        </text:list-item>
        <text:list-item>
          <text:p text:style-name="P16">172.18.10.0</text:p>
        </text:list-item>
        <text:list-item>
          <text:p text:style-name="P16">172.18.12.0</text:p>
        </text:list-item>
        <text:list-item>
          <text:p text:style-name="P16">172.18.14.0</text:p>
        </text:list-item>
        <text:list-item>
          <text:p text:style-name="P16"><text:soft-page-break/>172.18.16.0</text:p>
        </text:list-item>
        <text:list-item>
          <text:p text:style-name="P16">172.18.18.0</text:p>
        </text:list-item>
      </text:list>
      <text:p text:style-name="P3">Plages :</text:p>
      <text:list text:style-name="L13">
        <text:list-item>
          <text:p text:style-name="P17"><text:span text:style-name="Strong_20_Emphasis">172.18.0.0/23</text:span><text:line-break/>hôtes : <text:span text:style-name="Strong_20_Emphasis">172.18.0.1 à 172.18.1.254</text:span><text:line-break/>diffusion : <text:span text:style-name="Strong_20_Emphasis">172.18.1.255</text:span></text:p>
        </text:list-item>
        <text:list-item>
          <text:p text:style-name="P17"><text:span text:style-name="Strong_20_Emphasis">172.18.2.0/23</text:span><text:line-break/>hôtes : <text:span text:style-name="Strong_20_Emphasis">172.18.2.1 à 172.18.3.254</text:span><text:line-break/>diffusion : <text:span text:style-name="Strong_20_Emphasis">172.18.3.255</text:span></text:p>
        </text:list-item>
        <text:list-item>
          <text:p text:style-name="P17"><text:span text:style-name="Strong_20_Emphasis">172.18.4.0/23</text:span><text:line-break/>hôtes : <text:span text:style-name="Strong_20_Emphasis">172.18.4.1 à 172.18.5.254</text:span><text:line-break/>diffusion : <text:span text:style-name="Strong_20_Emphasis">172.18.5.255</text:span></text:p>
        </text:list-item>
        <text:list-item>
          <text:p text:style-name="P17"><text:span text:style-name="Strong_20_Emphasis">172.18.6.0/23</text:span><text:line-break/>hôtes : <text:span text:style-name="Strong_20_Emphasis">172.18.6.1 à 172.18.7.254</text:span><text:line-break/>diffusion : <text:span text:style-name="Strong_20_Emphasis">172.18.7.255</text:span></text:p>
        </text:list-item>
        <text:list-item>
          <text:p text:style-name="P17"><text:span text:style-name="Strong_20_Emphasis">172.18.8.0/23</text:span><text:line-break/>hôtes : <text:span text:style-name="Strong_20_Emphasis">172.18.8.1 à 172.18.9.254</text:span><text:line-break/>diffusion : <text:span text:style-name="Strong_20_Emphasis">172.18.9.255</text:span></text:p>
        </text:list-item>
        <text:list-item>
          <text:p text:style-name="P17"><text:span text:style-name="Strong_20_Emphasis">172.18.10.0/23</text:span><text:line-break/>hôtes : <text:span text:style-name="Strong_20_Emphasis">172.18.10.1 à 172.18.11.254</text:span><text:line-break/>diffusion : <text:span text:style-name="Strong_20_Emphasis">172.18.11.255</text:span></text:p>
        </text:list-item>
        <text:list-item>
          <text:p text:style-name="P17"><text:span text:style-name="Strong_20_Emphasis">172.18.12.0/23</text:span><text:line-break/>hôtes : <text:span text:style-name="Strong_20_Emphasis">172.18.12.1 à 172.18.13.254</text:span><text:line-break/>diffusion : <text:span text:style-name="Strong_20_Emphasis">172.18.13.255</text:span></text:p>
        </text:list-item>
        <text:list-item>
          <text:p text:style-name="P17"><text:span text:style-name="Strong_20_Emphasis">172.18.14.0/23</text:span><text:line-break/>hôtes : <text:span text:style-name="Strong_20_Emphasis">172.18.14.1 à 172.18.15.254</text:span><text:line-break/>diffusion : <text:span text:style-name="Strong_20_Emphasis">172.18.15.255</text:span></text:p>
        </text:list-item>
        <text:list-item>
          <text:p text:style-name="P17"><text:span text:style-name="Strong_20_Emphasis">172.18.16.0/23</text:span><text:line-break/>hôtes : <text:span text:style-name="Strong_20_Emphasis">172.18.16.1 à 172.18.17.254</text:span><text:line-break/>diffusion : <text:span text:style-name="Strong_20_Emphasis">172.18.17.255</text:span></text:p>
        </text:list-item>
        <text:list-item>
          <text:p text:style-name="P17"><text:span text:style-name="Strong_20_Emphasis">172.18.18.0/23</text:span><text:line-break/>hôtes : <text:span text:style-name="Strong_20_Emphasis">172.18.18.1 à 172.18.19.254</text:span><text:line-break/>diffusion : <text:span text:style-name="Strong_20_Emphasis">172.18.19.255</text:span></text:p>
        </text:list-item>
      </text:list>
      <text:p text:style-name="P4"/>
      <text:h text:style-name="P5" text:outline-level="1">c) 10.0.0.0/8 avec 20 réseaux logiques et 1000 hôtes/réseau</text:h>
      <text:p text:style-name="P3">Pour 1000 hôtes :</text:p>
      <text:list text:style-name="L14">
        <text:list-item>
          <text:p text:style-name="P18"><text:soft-page-break/>(2^9 - 2 = 510) insuffisant</text:p>
        </text:list-item>
        <text:list-item>
          <text:p text:style-name="P18">(2^{10} - 2 = 1022) donc <text:span text:style-name="Strong_20_Emphasis">10 bits hôtes</text:span></text:p>
        </text:list-item>
        <text:list-item>
          <text:p text:style-name="P18">préfixe final : <text:span text:style-name="Strong_20_Emphasis">/22</text:span></text:p>
        </text:list-item>
      </text:list>
      <text:p text:style-name="P3">Depuis /8 vers /22 :</text:p>
      <text:list text:style-name="L15">
        <text:list-item>
          <text:p text:style-name="P19">bits empruntés : (22 - 8 = 14)</text:p>
        </text:list-item>
        <text:list-item>
          <text:p text:style-name="P19">sous-réseaux possibles : (2^{14} = 16384) donc <text:span text:style-name="Strong_20_Emphasis">possible</text:span></text:p>
        </text:list-item>
      </text:list>
      <text:p text:style-name="P3">Masque :</text:p>
      <text:list text:style-name="L16">
        <text:list-item>
          <text:p text:style-name="P20"><text:span text:style-name="Strong_20_Emphasis">CIDR : /22</text:span></text:p>
        </text:list-item>
        <text:list-item>
          <text:p text:style-name="P20"><text:span text:style-name="Strong_20_Emphasis">décimal : 255.255.252.0</text:span></text:p>
        </text:list-item>
      </text:list>
      <text:p text:style-name="P3">Incrément :</text:p>
      <text:list text:style-name="L17">
        <text:list-item>
          <text:p text:style-name="P21"><text:span text:style-name="Strong_20_Emphasis">4</text:span> dans le 3e octet</text:p>
        </text:list-item>
      </text:list>
      <text:p text:style-name="P3">20 premiers identificateurs :</text:p>
      <text:list text:style-name="L18">
        <text:list-item>
          <text:p text:style-name="P22">10.0.0.0</text:p>
        </text:list-item>
        <text:list-item>
          <text:p text:style-name="P22">10.0.4.0</text:p>
        </text:list-item>
        <text:list-item>
          <text:p text:style-name="P22">10.0.8.0</text:p>
        </text:list-item>
        <text:list-item>
          <text:p text:style-name="P22">10.0.12.0</text:p>
        </text:list-item>
        <text:list-item>
          <text:p text:style-name="P22">10.0.16.0</text:p>
        </text:list-item>
        <text:list-item>
          <text:p text:style-name="P22">10.0.20.0</text:p>
        </text:list-item>
        <text:list-item>
          <text:p text:style-name="P22">10.0.24.0</text:p>
        </text:list-item>
        <text:list-item>
          <text:p text:style-name="P22">10.0.28.0</text:p>
        </text:list-item>
        <text:list-item>
          <text:p text:style-name="P22">10.0.32.0</text:p>
        </text:list-item>
        <text:list-item>
          <text:p text:style-name="P22">10.0.36.0</text:p>
        </text:list-item>
        <text:list-item>
          <text:p text:style-name="P22">10.0.40.0</text:p>
        </text:list-item>
        <text:list-item>
          <text:p text:style-name="P22">10.0.44.0</text:p>
        </text:list-item>
        <text:list-item>
          <text:p text:style-name="P22">10.0.48.0</text:p>
        </text:list-item>
        <text:list-item>
          <text:p text:style-name="P22">10.0.52.0</text:p>
        </text:list-item>
        <text:list-item>
          <text:p text:style-name="P22">10.0.56.0</text:p>
        </text:list-item>
        <text:list-item>
          <text:p text:style-name="P22">10.0.60.0</text:p>
        </text:list-item>
        <text:list-item>
          <text:p text:style-name="P22">10.0.64.0</text:p>
        </text:list-item>
        <text:list-item>
          <text:p text:style-name="P22">10.0.68.0</text:p>
        </text:list-item>
        <text:list-item>
          <text:p text:style-name="P22">10.0.72.0</text:p>
        </text:list-item>
        <text:list-item>
          <text:p text:style-name="P22">10.0.76.0</text:p>
        </text:list-item>
      </text:list>
      <text:p text:style-name="P3"><text:soft-page-break/>Règle générale d’un /22 :</text:p>
      <text:list text:style-name="L19">
        <text:list-item>
          <text:p text:style-name="P23">réseau : <text:span text:style-name="Strong_20_Emphasis">10.x.y.0</text:span> avec <text:span text:style-name="Strong_20_Emphasis">y multiple de 4</text:span></text:p>
        </text:list-item>
        <text:list-item>
          <text:p text:style-name="P23">hôtes : de <text:span text:style-name="Strong_20_Emphasis">10.x.y.1</text:span> à <text:span text:style-name="Strong_20_Emphasis">10.x.(y+3).254</text:span></text:p>
        </text:list-item>
        <text:list-item>
          <text:p text:style-name="P23">diffusion : <text:span text:style-name="Strong_20_Emphasis">10.x.(y+3).255</text:span></text:p>
        </text:list-item>
      </text:list>
      <text:p text:style-name="P3">Exemples :</text:p>
      <text:list text:style-name="L20">
        <text:list-item>
          <text:p text:style-name="P24"><text:span text:style-name="Strong_20_Emphasis">10.0.0.0/22</text:span> → hôtes <text:span text:style-name="Strong_20_Emphasis">10.0.0.1 à 10.0.3.254</text:span>, diffusion <text:span text:style-name="Strong_20_Emphasis">10.0.3.255</text:span></text:p>
        </text:list-item>
        <text:list-item>
          <text:p text:style-name="P24"><text:span text:style-name="Strong_20_Emphasis">10.0.4.0/22</text:span> → hôtes <text:span text:style-name="Strong_20_Emphasis">10.0.4.1 à 10.0.7.254</text:span>, diffusion <text:span text:style-name="Strong_20_Emphasis">10.0.7.255</text:span></text:p>
        </text:list-item>
        <text:list-item>
          <text:p text:style-name="P24">...</text:p>
        </text:list-item>
        <text:list-item>
          <text:p text:style-name="P24"><text:span text:style-name="Strong_20_Emphasis">10.0.76.0/22</text:span> → hôtes <text:span text:style-name="Strong_20_Emphasis">10.0.76.1 à 10.0.79.254</text:span>, diffusion <text:span text:style-name="Strong_20_Emphasis">10.0.79.255</text:span></text:p>
        </text:list-item>
      </text:list>
      <text:p text:style-name="P4"/>
      <text:h text:style-name="P5" text:outline-level="1">d) 10.160.0.0/13 avec 60 réseaux logiques et 500 hôtes/réseau</text:h>
      <text:p text:style-name="P3">Pour 500 hôtes :</text:p>
      <text:list text:style-name="L21">
        <text:list-item>
          <text:p text:style-name="P25">il faut <text:span text:style-name="Strong_20_Emphasis">9 bits hôtes</text:span></text:p>
        </text:list-item>
        <text:list-item>
          <text:p text:style-name="P25">préfixe final : <text:span text:style-name="Strong_20_Emphasis">/23</text:span></text:p>
        </text:list-item>
      </text:list>
      <text:p text:style-name="P3">Depuis /13 vers /23 :</text:p>
      <text:list text:style-name="L22">
        <text:list-item>
          <text:p text:style-name="P26">bits empruntés : (23 - 13 = 10)</text:p>
        </text:list-item>
        <text:list-item>
          <text:p text:style-name="P26">sous-réseaux possibles : (2^{10} = 1024) donc <text:span text:style-name="Strong_20_Emphasis">possible</text:span></text:p>
        </text:list-item>
      </text:list>
      <text:p text:style-name="P3">Masque :</text:p>
      <text:list text:style-name="L23">
        <text:list-item>
          <text:p text:style-name="P27"><text:span text:style-name="Strong_20_Emphasis">CIDR : /23</text:span></text:p>
        </text:list-item>
        <text:list-item>
          <text:p text:style-name="P27"><text:span text:style-name="Strong_20_Emphasis">décimal : 255.255.254.0</text:span></text:p>
        </text:list-item>
      </text:list>
      <text:p text:style-name="P3">Incrément :</text:p>
      <text:list text:style-name="L24">
        <text:list-item>
          <text:p text:style-name="P28"><text:span text:style-name="Strong_20_Emphasis">2</text:span> dans le 3e octet</text:p>
        </text:list-item>
      </text:list>
      <text:p text:style-name="P3">Le réseau 10.160.0.0/13 couvre :</text:p>
      <text:list text:style-name="L25">
        <text:list-item>
          <text:p text:style-name="P29"><text:span text:style-name="Strong_20_Emphasis">10.160.0.0 à 10.167.255.255</text:span></text:p>
        </text:list-item>
      </text:list>
      <text:p text:style-name="P3">Les 60 premiers identificateurs sont :</text:p>
      <text:list text:style-name="L26">
        <text:list-item>
          <text:p text:style-name="P30">10.160.0.0</text:p>
        </text:list-item>
        <text:list-item>
          <text:p text:style-name="P30">10.160.2.0</text:p>
        </text:list-item>
        <text:list-item>
          <text:p text:style-name="P30">10.160.4.0</text:p>
        </text:list-item>
        <text:list-item>
          <text:p text:style-name="P30">10.160.6.0</text:p>
        </text:list-item>
        <text:list-item>
          <text:p text:style-name="P30">...</text:p>
        </text:list-item>
        <text:list-item>
          <text:p text:style-name="P30"><text:soft-page-break/>10.160.118.0</text:p>
        </text:list-item>
      </text:list>
      <text:p text:style-name="P3">Règle générale :</text:p>
      <text:list text:style-name="L27">
        <text:list-item>
          <text:p text:style-name="P31">réseau : <text:span text:style-name="Strong_20_Emphasis">10.160.n.0</text:span> avec <text:span text:style-name="Strong_20_Emphasis">n pair</text:span></text:p>
        </text:list-item>
        <text:list-item>
          <text:p text:style-name="P31">hôtes : <text:span text:style-name="Strong_20_Emphasis">10.160.n.1 à 10.160.(n+1).254</text:span></text:p>
        </text:list-item>
        <text:list-item>
          <text:p text:style-name="P31">diffusion : <text:span text:style-name="Strong_20_Emphasis">10.160.(n+1).255</text:span></text:p>
        </text:list-item>
      </text:list>
      <text:p text:style-name="P3">Premiers exemples :</text:p>
      <text:list text:style-name="L28">
        <text:list-item>
          <text:p text:style-name="P32"><text:span text:style-name="Strong_20_Emphasis">10.160.0.0/23</text:span><text:line-break/>hôtes : <text:span text:style-name="Strong_20_Emphasis">10.160.0.1 à 10.160.1.254</text:span><text:line-break/>diffusion : <text:span text:style-name="Strong_20_Emphasis">10.160.1.255</text:span></text:p>
        </text:list-item>
        <text:list-item>
          <text:p text:style-name="P32"><text:span text:style-name="Strong_20_Emphasis">10.160.2.0/23</text:span><text:line-break/>hôtes : <text:span text:style-name="Strong_20_Emphasis">10.160.2.1 à 10.160.3.254</text:span><text:line-break/>diffusion : <text:span text:style-name="Strong_20_Emphasis">10.160.3.255</text:span></text:p>
        </text:list-item>
        <text:list-item>
          <text:p text:style-name="P32"><text:span text:style-name="Strong_20_Emphasis">10.160.4.0/23</text:span><text:line-break/>hôtes : <text:span text:style-name="Strong_20_Emphasis">10.160.4.1 à 10.160.5.254</text:span><text:line-break/>diffusion : <text:span text:style-name="Strong_20_Emphasis">10.160.5.255</text:span></text:p>
        </text:list-item>
      </text:list>
      <text:p text:style-name="P3">...</text:p>
      <text:list text:style-name="L29">
        <text:list-item>
          <text:p text:style-name="P33"><text:span text:style-name="Strong_20_Emphasis">10.160.118.0/23</text:span><text:line-break/>hôtes : <text:span text:style-name="Strong_20_Emphasis">10.160.118.1 à 10.160.119.254</text:span><text:line-break/>diffusion : <text:span text:style-name="Strong_20_Emphasis">10.160.119.255</text:span></text:p>
        </text:list-item>
      </text:list>
      <text:p text:style-name="P4"/>
      <text:h text:style-name="P5" text:outline-level="1">e) 10.163.128.0/19 avec 6 réseaux logiques et 200 hôtes/réseau</text:h>
      <text:p text:style-name="P3">Pour 200 hôtes :</text:p>
      <text:list text:style-name="L30">
        <text:list-item>
          <text:p text:style-name="P34">(2^7 - 2 = 126) insuffisant</text:p>
        </text:list-item>
        <text:list-item>
          <text:p text:style-name="P34">(2^8 - 2 = 254) donc <text:span text:style-name="Strong_20_Emphasis">8 bits hôtes</text:span></text:p>
        </text:list-item>
        <text:list-item>
          <text:p text:style-name="P34">préfixe final : <text:span text:style-name="Strong_20_Emphasis">/24</text:span></text:p>
        </text:list-item>
      </text:list>
      <text:p text:style-name="P3">Depuis /19 vers /24 :</text:p>
      <text:list text:style-name="L31">
        <text:list-item>
          <text:p text:style-name="P35">bits empruntés : (24 - 19 = 5)</text:p>
        </text:list-item>
        <text:list-item>
          <text:p text:style-name="P35">sous-réseaux possibles : (2^5 = 32) donc <text:span text:style-name="Strong_20_Emphasis">possible</text:span></text:p>
        </text:list-item>
      </text:list>
      <text:p text:style-name="P3">Masque :</text:p>
      <text:list text:style-name="L32">
        <text:list-item>
          <text:p text:style-name="P36"><text:span text:style-name="Strong_20_Emphasis">CIDR : /24</text:span></text:p>
        </text:list-item>
        <text:list-item>
          <text:p text:style-name="P36"><text:span text:style-name="Strong_20_Emphasis">décimal : 255.255.255.0</text:span></text:p>
        </text:list-item>
      </text:list>
      <text:p text:style-name="P3">Incrément :</text:p>
      <text:list text:style-name="L33">
        <text:list-item>
          <text:p text:style-name="P37"><text:span text:style-name="Strong_20_Emphasis">1</text:span> dans le 3e octet</text:p>
        </text:list-item>
      </text:list>
      <text:p text:style-name="P3"><text:soft-page-break/>Le réseau 10.163.128.0/19 couvre :</text:p>
      <text:list text:style-name="L34">
        <text:list-item>
          <text:p text:style-name="P38"><text:span text:style-name="Strong_20_Emphasis">10.163.128.0 à 10.163.159.255</text:span></text:p>
        </text:list-item>
      </text:list>
      <text:p text:style-name="P3">6 identificateurs :</text:p>
      <text:list text:style-name="L35">
        <text:list-item>
          <text:p text:style-name="P39">10.163.128.0</text:p>
        </text:list-item>
        <text:list-item>
          <text:p text:style-name="P39">10.163.129.0</text:p>
        </text:list-item>
        <text:list-item>
          <text:p text:style-name="P39">10.163.130.0</text:p>
        </text:list-item>
        <text:list-item>
          <text:p text:style-name="P39">10.163.131.0</text:p>
        </text:list-item>
        <text:list-item>
          <text:p text:style-name="P39">10.163.132.0</text:p>
        </text:list-item>
        <text:list-item>
          <text:p text:style-name="P39">10.163.133.0</text:p>
        </text:list-item>
      </text:list>
      <text:p text:style-name="P3">Plages :</text:p>
      <text:list text:style-name="L36">
        <text:list-item>
          <text:p text:style-name="P40"><text:span text:style-name="Strong_20_Emphasis">10.163.128.0/24</text:span><text:line-break/>hôtes : <text:span text:style-name="Strong_20_Emphasis">10.163.128.1 à 10.163.128.254</text:span><text:line-break/>diffusion : <text:span text:style-name="Strong_20_Emphasis">10.163.128.255</text:span></text:p>
        </text:list-item>
        <text:list-item>
          <text:p text:style-name="P40"><text:span text:style-name="Strong_20_Emphasis">10.163.129.0/24</text:span><text:line-break/>hôtes : <text:span text:style-name="Strong_20_Emphasis">10.163.129.1 à 10.163.129.254</text:span><text:line-break/>diffusion : <text:span text:style-name="Strong_20_Emphasis">10.163.129.255</text:span></text:p>
        </text:list-item>
        <text:list-item>
          <text:p text:style-name="P40"><text:span text:style-name="Strong_20_Emphasis">10.163.130.0/24</text:span><text:line-break/>hôtes : <text:span text:style-name="Strong_20_Emphasis">10.163.130.1 à 10.163.130.254</text:span><text:line-break/>diffusion : <text:span text:style-name="Strong_20_Emphasis">10.163.130.255</text:span></text:p>
        </text:list-item>
        <text:list-item>
          <text:p text:style-name="P40"><text:span text:style-name="Strong_20_Emphasis">10.163.131.0/24</text:span><text:line-break/>hôtes : <text:span text:style-name="Strong_20_Emphasis">10.163.131.1 à 10.163.131.254</text:span><text:line-break/>diffusion : <text:span text:style-name="Strong_20_Emphasis">10.163.131.255</text:span></text:p>
        </text:list-item>
        <text:list-item>
          <text:p text:style-name="P40"><text:span text:style-name="Strong_20_Emphasis">10.163.132.0/24</text:span><text:line-break/>hôtes : <text:span text:style-name="Strong_20_Emphasis">10.163.132.1 à 10.163.132.254</text:span><text:line-break/>diffusion : <text:span text:style-name="Strong_20_Emphasis">10.163.132.255</text:span></text:p>
        </text:list-item>
        <text:list-item>
          <text:p text:style-name="P40"><text:span text:style-name="Strong_20_Emphasis">10.163.133.0/24</text:span><text:line-break/>hôtes : <text:span text:style-name="Strong_20_Emphasis">10.163.133.1 à 10.163.133.254</text:span><text:line-break/>diffusion : <text:span text:style-name="Strong_20_Emphasis">10.163.133.255</text:span></text:p>
        </text:list-item>
      </text:list>
      <text:p text:style-name="P4"/>
      <text:h text:style-name="P5" text:outline-level="1">f) 20.0.0.0/9 avec 15 000 réseaux logiques et 500 hôtes/réseau</text:h>
      <text:p text:style-name="P3">Pour 500 hôtes :</text:p>
      <text:list text:style-name="L37">
        <text:list-item>
          <text:p text:style-name="P41">il faut <text:span text:style-name="Strong_20_Emphasis">9 bits hôtes</text:span></text:p>
        </text:list-item>
        <text:list-item>
          <text:p text:style-name="P41">préfixe final : <text:span text:style-name="Strong_20_Emphasis">/23</text:span></text:p>
        </text:list-item>
      </text:list>
      <text:p text:style-name="P3">Depuis /9 vers /23 :</text:p>
      <text:list text:style-name="L38">
        <text:list-item>
          <text:p text:style-name="P42"><text:soft-page-break/>bits empruntés : (23 - 9 = 14)</text:p>
        </text:list-item>
        <text:list-item>
          <text:p text:style-name="P42">sous-réseaux possibles : (2^{14} = 16384) donc <text:span text:style-name="Strong_20_Emphasis">possible</text:span></text:p>
        </text:list-item>
      </text:list>
      <text:p text:style-name="P3">Masque :</text:p>
      <text:list text:style-name="L39">
        <text:list-item>
          <text:p text:style-name="P43"><text:span text:style-name="Strong_20_Emphasis">CIDR : /23</text:span></text:p>
        </text:list-item>
        <text:list-item>
          <text:p text:style-name="P43"><text:span text:style-name="Strong_20_Emphasis">décimal : 255.255.254.0</text:span></text:p>
        </text:list-item>
      </text:list>
      <text:p text:style-name="P3">Incrément :</text:p>
      <text:list text:style-name="L40">
        <text:list-item>
          <text:p text:style-name="P44"><text:span text:style-name="Strong_20_Emphasis">2</text:span> dans le 3e octet</text:p>
        </text:list-item>
      </text:list>
      <text:p text:style-name="P3">Le réseau 20.0.0.0/9 couvre :</text:p>
      <text:list text:style-name="L41">
        <text:list-item>
          <text:p text:style-name="P45"><text:span text:style-name="Strong_20_Emphasis">20.0.0.0 à 20.127.255.255</text:span></text:p>
        </text:list-item>
      </text:list>
      <text:p text:style-name="P3">Règle générale des sous-réseaux :</text:p>
      <text:list text:style-name="L42">
        <text:list-item>
          <text:p text:style-name="P46">identificateur : <text:span text:style-name="Strong_20_Emphasis">20.a.b.0</text:span> avec <text:span text:style-name="Strong_20_Emphasis">b pair</text:span></text:p>
        </text:list-item>
        <text:list-item>
          <text:p text:style-name="P46">hôtes : <text:span text:style-name="Strong_20_Emphasis">20.a.b.1 à 20.a.(b+1).254</text:span></text:p>
        </text:list-item>
        <text:list-item>
          <text:p text:style-name="P46">diffusion : <text:span text:style-name="Strong_20_Emphasis">20.a.(b+1).255</text:span></text:p>
        </text:list-item>
      </text:list>
      <text:p text:style-name="P3">Comme il y a <text:span text:style-name="Strong_20_Emphasis">15 000 sous-réseaux</text:span>, on ne les liste pas un par un ici, mais ils suivent tous cette règle.</text:p>
      <text:p text:style-name="P3">Premiers sous-réseaux :</text:p>
      <text:list text:style-name="L43">
        <text:list-item>
          <text:p text:style-name="P47"><text:span text:style-name="Strong_20_Emphasis">20.0.0.0/23</text:span> → hôtes <text:span text:style-name="Strong_20_Emphasis">20.0.0.1 à 20.0.1.254</text:span>, diffusion <text:span text:style-name="Strong_20_Emphasis">20.0.1.255</text:span></text:p>
        </text:list-item>
        <text:list-item>
          <text:p text:style-name="P47"><text:span text:style-name="Strong_20_Emphasis">20.0.2.0/23</text:span> → hôtes <text:span text:style-name="Strong_20_Emphasis">20.0.2.1 à 20.0.3.254</text:span>, diffusion <text:span text:style-name="Strong_20_Emphasis">20.0.3.255</text:span></text:p>
        </text:list-item>
        <text:list-item>
          <text:p text:style-name="P47"><text:span text:style-name="Strong_20_Emphasis">20.0.4.0/23</text:span> → hôtes <text:span text:style-name="Strong_20_Emphasis">20.0.4.1 à 20.0.5.254</text:span>, diffusion <text:span text:style-name="Strong_20_Emphasis">20.0.5.255</text:span></text:p>
        </text:list-item>
      </text:list>
      <text:p text:style-name="P3">Dernier des 15 000 sous-réseaux demandés :</text:p>
      <text:list text:style-name="L44">
        <text:list-item>
          <text:p text:style-name="P48">chaque 2e octet contient <text:span text:style-name="Strong_20_Emphasis">128</text:span> sous-réseaux /23</text:p>
        </text:list-item>
        <text:list-item>
          <text:p text:style-name="P48">(15000 = 117 \times 128 + 24)</text:p>
        </text:list-item>
      </text:list>
      <text:p text:style-name="P3">Donc le dernier est :</text:p>
      <text:list text:style-name="L45">
        <text:list-item>
          <text:p text:style-name="P49"><text:span text:style-name="Strong_20_Emphasis">20.117.46.0/23</text:span></text:p>
        </text:list-item>
        <text:list-item>
          <text:p text:style-name="P49">hôtes : <text:span text:style-name="Strong_20_Emphasis">20.117.46.1 à 20.117.47.254</text:span></text:p>
        </text:list-item>
        <text:list-item>
          <text:p text:style-name="P49">diffusion : <text:span text:style-name="Strong_20_Emphasis">20.117.47.255</text:span></text:p>
        </text:list-item>
      </text:list>
      <text:p text:style-name="P4"/>
      <text:h text:style-name="P5" text:outline-level="1">g) 120.0.0.0/8 avec 100 000 réseaux logiques et 100 hôtes/réseau</text:h>
      <text:p text:style-name="P3">Pour 100 hôtes :</text:p>
      <text:list text:style-name="L46">
        <text:list-item>
          <text:p text:style-name="P50">(2^6 - 2 = 62) insuffisant</text:p>
        </text:list-item>
        <text:list-item>
          <text:p text:style-name="P50">(2^7 - 2 = 126) donc <text:span text:style-name="Strong_20_Emphasis">7 bits hôtes</text:span></text:p>
        </text:list-item>
        <text:list-item>
          <text:p text:style-name="P50"><text:soft-page-break/>préfixe final : <text:span text:style-name="Strong_20_Emphasis">/25</text:span></text:p>
        </text:list-item>
      </text:list>
      <text:p text:style-name="P3">Depuis /8 vers /25 :</text:p>
      <text:list text:style-name="L47">
        <text:list-item>
          <text:p text:style-name="P51">bits empruntés : (25 - 8 = 17)</text:p>
        </text:list-item>
        <text:list-item>
          <text:p text:style-name="P51">sous-réseaux possibles : (2^{17} = 131072) donc <text:span text:style-name="Strong_20_Emphasis">possible</text:span></text:p>
        </text:list-item>
      </text:list>
      <text:p text:style-name="P3">Masque :</text:p>
      <text:list text:style-name="L48">
        <text:list-item>
          <text:p text:style-name="P52"><text:span text:style-name="Strong_20_Emphasis">CIDR : /25</text:span></text:p>
        </text:list-item>
        <text:list-item>
          <text:p text:style-name="P52"><text:span text:style-name="Strong_20_Emphasis">décimal : 255.255.255.128</text:span></text:p>
        </text:list-item>
      </text:list>
      <text:p text:style-name="P3">Incrément :</text:p>
      <text:list text:style-name="L49">
        <text:list-item>
          <text:p text:style-name="P53"><text:span text:style-name="Strong_20_Emphasis">128</text:span> dans le 4e octet</text:p>
        </text:list-item>
      </text:list>
      <text:p text:style-name="P3">Règle générale :</text:p>
      <text:list text:style-name="L50">
        <text:list-item>
          <text:p text:style-name="P54">identificateurs : <text:span text:style-name="Strong_20_Emphasis">120.a.b.0</text:span> et <text:span text:style-name="Strong_20_Emphasis">120.a.b.128</text:span></text:p>
        </text:list-item>
        <text:list-item>
          <text:p text:style-name="P54">pour <text:span text:style-name="Strong_20_Emphasis">120.a.b.0/25</text:span><text:line-break/>hôtes : <text:span text:style-name="Strong_20_Emphasis">120.a.b.1 à 120.a.b.126</text:span><text:line-break/>diffusion : <text:span text:style-name="Strong_20_Emphasis">120.a.b.127</text:span></text:p>
        </text:list-item>
        <text:list-item>
          <text:p text:style-name="P54">pour <text:span text:style-name="Strong_20_Emphasis">120.a.b.128/25</text:span><text:line-break/>hôtes : <text:span text:style-name="Strong_20_Emphasis">120.a.b.129 à 120.a.b.254</text:span><text:line-break/>diffusion : <text:span text:style-name="Strong_20_Emphasis">120.a.b.255</text:span></text:p>
        </text:list-item>
      </text:list>
      <text:p text:style-name="P3">Premiers sous-réseaux :</text:p>
      <text:list text:style-name="L51">
        <text:list-item>
          <text:p text:style-name="P55"><text:span text:style-name="Strong_20_Emphasis">120.0.0.0/25</text:span><text:line-break/>hôtes : <text:span text:style-name="Strong_20_Emphasis">120.0.0.1 à 120.0.0.126</text:span><text:line-break/>diffusion : <text:span text:style-name="Strong_20_Emphasis">120.0.0.127</text:span></text:p>
        </text:list-item>
        <text:list-item>
          <text:p text:style-name="P55"><text:span text:style-name="Strong_20_Emphasis">120.0.0.128/25</text:span><text:line-break/>hôtes : <text:span text:style-name="Strong_20_Emphasis">120.0.0.129 à 120.0.0.254</text:span><text:line-break/>diffusion : <text:span text:style-name="Strong_20_Emphasis">120.0.0.255</text:span></text:p>
        </text:list-item>
        <text:list-item>
          <text:p text:style-name="P55"><text:span text:style-name="Strong_20_Emphasis">120.0.1.0/25</text:span><text:line-break/>hôtes : <text:span text:style-name="Strong_20_Emphasis">120.0.1.1 à 120.0.1.126</text:span><text:line-break/>diffusion : <text:span text:style-name="Strong_20_Emphasis">120.0.1.127</text:span></text:p>
        </text:list-item>
        <text:list-item>
          <text:p text:style-name="P55"><text:span text:style-name="Strong_20_Emphasis">120.0.1.128/25</text:span><text:line-break/>hôtes : <text:span text:style-name="Strong_20_Emphasis">120.0.1.129 à 120.0.1.254</text:span><text:line-break/>diffusion : <text:span text:style-name="Strong_20_Emphasis">120.0.1.255</text:span></text:p>
        </text:list-item>
      </text:list>
      <text:p text:style-name="P3">Comme pour f, il y en a trop pour tout écrire un par un.</text:p>
      <text:p text:style-name="P3">Dernier des 100 000 sous-réseaux demandés :</text:p>
      <text:list text:style-name="L52">
        <text:list-item>
          <text:p text:style-name="P56">chaque 2e octet contient <text:span text:style-name="Strong_20_Emphasis">512</text:span> sous-réseaux /25</text:p>
        </text:list-item>
        <text:list-item>
          <text:p text:style-name="P56">(100000 = 195 \times 512 + 160)</text:p>
        </text:list-item>
      </text:list>
      <text:p text:style-name="P3">Donc le dernier est :</text:p>
      <text:list text:style-name="L53">
        <text:list-item>
          <text:p text:style-name="P57"><text:span text:style-name="Strong_20_Emphasis">120.195.79.128/25</text:span></text:p>
        </text:list-item>
        <text:list-item>
          <text:p text:style-name="P57"><text:soft-page-break/>hôtes : <text:span text:style-name="Strong_20_Emphasis">120.195.79.129 à 120.195.79.254</text:span></text:p>
        </text:list-item>
        <text:list-item>
          <text:p text:style-name="P57">diffusion : <text:span text:style-name="Strong_20_Emphasis">120.195.79.255</text:span></text:p>
        </text:list-item>
      </text:list>
      <text:p text:style-name="P4"/>
      <text:h text:style-name="P5" text:outline-level="1">Résumé ultra-court</text:h>
      <text:list text:style-name="L54">
        <text:list-item>
          <text:p text:style-name="P58"><text:span text:style-name="Strong_20_Emphasis">a)</text:span> /28, masque <text:span text:style-name="Strong_20_Emphasis">255.255.255.240</text:span>, incrément <text:span text:style-name="Strong_20_Emphasis">16</text:span></text:p>
        </text:list-item>
        <text:list-item>
          <text:p text:style-name="P58"><text:span text:style-name="Strong_20_Emphasis">b)</text:span> /23, masque <text:span text:style-name="Strong_20_Emphasis">255.255.254.0</text:span>, incrément <text:span text:style-name="Strong_20_Emphasis">2</text:span></text:p>
        </text:list-item>
        <text:list-item>
          <text:p text:style-name="P58"><text:span text:style-name="Strong_20_Emphasis">c)</text:span> /22, masque <text:span text:style-name="Strong_20_Emphasis">255.255.252.0</text:span>, incrément <text:span text:style-name="Strong_20_Emphasis">4</text:span></text:p>
        </text:list-item>
        <text:list-item>
          <text:p text:style-name="P58"><text:span text:style-name="Strong_20_Emphasis">d)</text:span> /23, masque <text:span text:style-name="Strong_20_Emphasis">255.255.254.0</text:span>, incrément <text:span text:style-name="Strong_20_Emphasis">2</text:span></text:p>
        </text:list-item>
        <text:list-item>
          <text:p text:style-name="P58"><text:span text:style-name="Strong_20_Emphasis">e)</text:span> /24, masque <text:span text:style-name="Strong_20_Emphasis">255.255.255.0</text:span>, incrément <text:span text:style-name="Strong_20_Emphasis">1</text:span></text:p>
        </text:list-item>
        <text:list-item>
          <text:p text:style-name="P58"><text:span text:style-name="Strong_20_Emphasis">f)</text:span> /23, masque <text:span text:style-name="Strong_20_Emphasis">255.255.254.0</text:span>, incrément <text:span text:style-name="Strong_20_Emphasis">2</text:span></text:p>
        </text:list-item>
        <text:list-item>
          <text:p text:style-name="P58"><text:span text:style-name="Strong_20_Emphasis">g)</text:span> /25, masque <text:span text:style-name="Strong_20_Emphasis">255.255.255.128</text:span>, incrément <text:span text:style-name="Strong_20_Emphasis">128</text:span></text:p>
        </text:list-item>
      </text:list>
      <text:p text:style-name="P3">Je peux aussi te le refaire en version <text:span text:style-name="Strong_20_Emphasis">copie propre de devoir</text:span>, bien rédigée et directement prête à rendre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2T08:37:49.975363843</meta:creation-date>
    <dc:date>2026-04-02T10:50:38.598881553</dc:date>
    <meta:editing-duration>PT2H39S</meta:editing-duration>
    <meta:editing-cycles>1</meta:editing-cycles>
    <meta:document-statistic meta:table-count="0" meta:image-count="0" meta:object-count="0" meta:page-count="10" meta:paragraph-count="235" meta:word-count="1373" meta:character-count="7831" meta:non-whitespace-character-count="6863"/>
    <meta:generator>LibreOffice/26.2.1.2$Linux_X86_64 LibreOffice_project/8399f6259d8c87f40e7255cdb3c9b958f5e08948</meta:generator>
  </office:meta>
</office:document-meta>
</file>